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6332" officeooo:paragraph-rsid="00176332"/>
    </style:style>
    <style:style style:name="P2" style:family="paragraph" style:parent-style-name="Standard">
      <style:paragraph-properties fo:text-align="center" style:justify-single-word="false"/>
      <style:text-properties officeooo:rsid="00176332" officeooo:paragraph-rsid="00176332"/>
    </style:style>
    <style:style style:name="P3" style:family="paragraph" style:parent-style-name="Standard">
      <style:text-properties officeooo:rsid="00176332" officeooo:paragraph-rsid="00182503"/>
    </style:style>
    <style:style style:name="P4" style:family="paragraph" style:parent-style-name="Standard">
      <style:text-properties officeooo:rsid="00176332" officeooo:paragraph-rsid="00197ec7"/>
    </style:style>
    <style:style style:name="P5" style:family="paragraph" style:parent-style-name="Standard">
      <style:text-properties officeooo:rsid="00182503" officeooo:paragraph-rsid="00182503"/>
    </style:style>
    <style:style style:name="P6" style:family="paragraph" style:parent-style-name="Standard">
      <style:text-properties fo:font-style="italic" officeooo:rsid="00176332" officeooo:paragraph-rsid="00176332" style:font-style-asian="italic" style:font-style-complex="italic"/>
    </style:style>
    <style:style style:name="P7" style:family="paragraph" style:parent-style-name="Standard">
      <style:text-properties officeooo:rsid="00197ec7" officeooo:paragraph-rsid="00197ec7"/>
    </style:style>
    <style:style style:name="P8" style:family="paragraph" style:parent-style-name="Standard">
      <style:text-properties officeooo:rsid="001a0a46" officeooo:paragraph-rsid="001a0a46"/>
    </style:style>
    <style:style style:name="P9" style:family="paragraph" style:parent-style-name="Standard">
      <style:text-properties officeooo:rsid="001a0a46" officeooo:paragraph-rsid="001b4711"/>
    </style:style>
    <style:style style:name="P10" style:family="paragraph" style:parent-style-name="Standard">
      <style:text-properties officeooo:rsid="001b3578" officeooo:paragraph-rsid="001b3578"/>
    </style:style>
    <style:style style:name="P11" style:family="paragraph" style:parent-style-name="Standard">
      <style:text-properties officeooo:rsid="001b4711" officeooo:paragraph-rsid="001b4711"/>
    </style:style>
    <style:style style:name="P12" style:family="paragraph" style:parent-style-name="Standard">
      <style:text-properties officeooo:rsid="001e529a" officeooo:paragraph-rsid="001e529a"/>
    </style:style>
    <style:style style:name="P13" style:family="paragraph" style:parent-style-name="Standard">
      <style:text-properties style:text-position="0% 100%" officeooo:rsid="00176332" officeooo:paragraph-rsid="00176332"/>
    </style:style>
    <style:style style:name="P14" style:family="paragraph" style:parent-style-name="Standard">
      <style:text-properties style:text-position="0% 100%" officeooo:rsid="00197ec7" officeooo:paragraph-rsid="00197ec7"/>
    </style:style>
    <style:style style:name="P15" style:family="paragraph" style:parent-style-name="Standard">
      <style:text-properties style:text-position="0% 100%" officeooo:rsid="00182503" officeooo:paragraph-rsid="00176332"/>
    </style:style>
    <style:style style:name="P16" style:family="paragraph" style:parent-style-name="Standard">
      <style:text-properties style:text-position="0% 100%" officeooo:rsid="00182503" officeooo:paragraph-rsid="00182503"/>
    </style:style>
    <style:style style:name="P17" style:family="paragraph" style:parent-style-name="Standard">
      <style:text-properties style:text-position="0% 100%" officeooo:rsid="00182503" officeooo:paragraph-rsid="00197ec7"/>
    </style:style>
    <style:style style:name="P18" style:family="paragraph" style:parent-style-name="Standard">
      <style:text-properties style:text-position="0% 100%" officeooo:rsid="001a0a46" officeooo:paragraph-rsid="00197ec7"/>
    </style:style>
    <style:style style:name="P19" style:family="paragraph" style:parent-style-name="Standard">
      <style:text-properties style:text-position="0% 100%" officeooo:rsid="001a0a46" officeooo:paragraph-rsid="001a0a46"/>
    </style:style>
    <style:style style:name="P20" style:family="paragraph" style:parent-style-name="Standard">
      <style:text-properties style:text-position="0% 100%" officeooo:rsid="001b4711" officeooo:paragraph-rsid="001a0a46"/>
    </style:style>
    <style:style style:name="P21" style:family="paragraph" style:parent-style-name="Standard">
      <style:text-properties style:text-position="0% 100%" officeooo:rsid="001d48ff" officeooo:paragraph-rsid="001a0a46"/>
    </style:style>
    <style:style style:name="P22" style:family="paragraph" style:parent-style-name="Standard">
      <style:text-properties style:text-position="0% 100%" officeooo:rsid="0020f51a" officeooo:paragraph-rsid="0020f51a"/>
    </style:style>
    <style:style style:name="P23" style:family="paragraph" style:parent-style-name="Standard">
      <style:text-properties style:text-position="0% 100%" officeooo:rsid="0020f51a" officeooo:paragraph-rsid="0020f51a"/>
    </style:style>
    <style:style style:name="P24" style:family="paragraph" style:parent-style-name="Standard">
      <style:text-properties style:text-position="0% 100%" officeooo:rsid="0022091a" officeooo:paragraph-rsid="0022091a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a0a46"/>
    </style:style>
    <style:style style:name="T3" style:family="text">
      <style:text-properties style:text-position="sub 58%" officeooo:rsid="001b3578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82503"/>
    </style:style>
    <style:style style:name="T6" style:family="text">
      <style:text-properties style:text-position="0% 100%" officeooo:rsid="00197ec7"/>
    </style:style>
    <style:style style:name="T7" style:family="text">
      <style:text-properties style:text-position="0% 100%" officeooo:rsid="001a0a46"/>
    </style:style>
    <style:style style:name="T8" style:family="text">
      <style:text-properties style:text-position="0% 100%" officeooo:rsid="001b3578"/>
    </style:style>
    <style:style style:name="T9" style:family="text">
      <style:text-properties style:text-position="0% 100%" officeooo:rsid="001b4711"/>
    </style:style>
    <style:style style:name="T10" style:family="text">
      <style:text-properties style:text-position="0% 100%" officeooo:rsid="001c27b7"/>
    </style:style>
    <style:style style:name="T11" style:family="text">
      <style:text-properties style:text-position="0% 100%" officeooo:rsid="001d48ff"/>
    </style:style>
    <style:style style:name="T12" style:family="text">
      <style:text-properties officeooo:rsid="00182503"/>
    </style:style>
    <style:style style:name="T13" style:family="text">
      <style:text-properties officeooo:rsid="00197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main Constraint Notation</text:p>
      <text:p text:style-name="P2">by Sven Nilsen, 2017</text:p>
      <text:p text:style-name="P1"/>
      <text:p text:style-name="P6">A domain constraint turns a total function into a partial function. This path semantical notation is used to add support for reasoning about partial functions and relations between domain and co-domains. <text:span text:style-name="T12">The notation is designed to work seamlessly with asymmetric path notation.</text:span></text:p>
      <text:p text:style-name="P1"/>
      <text:p text:style-name="P1">Here is a domain constraint of a single argument function:</text:p>
      <text:p text:style-name="P1"/>
      <text:p text:style-name="P1"><text:tab/>f{T<text:span text:style-name="T1">A</text:span>}</text:p>
      <text:p text:style-name="P1"/>
      <text:p text:style-name="P1"><text:tab/>f : A → B</text:p>
      <text:p text:style-name="P1"/>
      <text:p text:style-name="P1">Notice that the curly braces are written after the function, similar to <text:span text:style-name="T12">when calling a function with arguments</text:span>. <text:span text:style-name="T12">The difference is that, instead of returning a value, the function is converted into a partial function.</text:span></text:p>
      <text:p text:style-name="P1"/>
      <text:p text:style-name="P1">For example, <text:span text:style-name="T12">the following partial function:</text:span></text:p>
      <text:p text:style-name="P1"/>
      <text:p text:style-name="P1"><text:tab/><text:span text:style-name="T12">f(a : [g] true) = { … }</text:span></text:p>
      <text:p text:style-name="P3"/>
      <text:p text:style-name="P3"><text:tab/>g : A → bool</text:p>
      <text:p text:style-name="P1"/>
      <text:p text:style-name="P5">Can be written as:</text:p>
      <text:p text:style-name="P1"/>
      <text:p text:style-name="P1"><text:tab/>f{[g] true}<text:span text:style-name="T13">(a) = { … }</text:span></text:p>
      <text:p text:style-name="P1"/>
      <text:p text:style-name="P1"><text:tab/>[g] true : T<text:span text:style-name="T1">A</text:span></text:p>
      <text:p text:style-name="P13"/>
      <text:p text:style-name="P14">Domain constraints can be used as an intermediate step to transform a function definition with dependent sub-types into paths:</text:p>
      <text:p text:style-name="P15"/>
      <text:p text:style-name="P16"><text:tab/>add(a : [even] x, b : [even] y) → [even] x == y { a + b }</text:p>
      <text:p text:style-name="P16"><text:tab/>add{[even] x, [even] y}(a, b) → [even] x == y { a + b }</text:p>
      <text:p text:style-name="P5"><text:span text:style-name="T4"><text:tab/>add[even ⨯ </text:span><text:span text:style-name="T6">even → even</text:span><text:span text:style-name="T4">](x, y) = x == y</text:span></text:p>
      <text:p text:style-name="P17"><text:tab/>add[even](x, y) = x == y</text:p>
      <text:p text:style-name="P4"><text:span text:style-name="T4"><text:tab/></text:span><text:span text:style-name="T5">add[even] &lt;=&gt; eq</text:span></text:p>
      <text:p text:style-name="P17"/>
      <text:p text:style-name="P7"><text:span text:style-name="T11">E</text:span><text:span text:style-name="T4">mpty </text:span><text:span text:style-name="T11">pair of curly braces</text:span><text:span text:style-name="T4"> </text:span><text:span text:style-name="T7">creates a higher order function that takes a domain constraint for each input:</text:span></text:p>
      <text:p text:style-name="P18"/>
      <text:p text:style-name="P18"><text:tab/>f : A → B</text:p>
      <text:p text:style-name="P7"><text:span text:style-name="T7"><text:tab/>f{} : T</text:span><text:span text:style-name="T2">A</text:span><text:span text:style-name="T7"> → A → B</text:span></text:p>
      <text:p text:style-name="P18"/>
      <text:p text:style-name="P18"><text:tab/>f : A → B → C</text:p>
      <text:p text:style-name="P7"><text:span text:style-name="T7"><text:tab/>f{} : T</text:span><text:span text:style-name="T2">A</text:span><text:span text:style-name="T7"> → T</text:span><text:span text:style-name="T2">B</text:span><text:span text:style-name="T7"> → A → B → C</text:span></text:p>
      <text:p text:style-name="P18"/>
      <text:p text:style-name="P11"><text:soft-page-break/><text:span text:style-name="T4">Domain constraints follow a different application rule than normal variables, a bit similar to slot lambda calculus.</text:span><text:span text:style-name="T7"> If you pass a </text:span><text:span text:style-name="T8">function </text:span><text:span text:style-name="T4">that ends with `A → bool`</text:span><text:span text:style-name="T8"> to an argument of domain constraint type `T</text:span><text:span text:style-name="T3">A</text:span><text:span text:style-name="T8">`, then </text:span><text:span text:style-name="T4">the application rule behaves like a higher order function.</text:span></text:p>
      <text:p text:style-name="P19"/>
      <text:p text:style-name="P9"><text:span text:style-name="T4"><text:tab/>f{}(g)(</text:span><text:span text:style-name="T8">b</text:span><text:span text:style-name="T4">) </text:span><text:span text:style-name="T9">&lt;=&gt; f{g}(b)</text:span><text:span text:style-name="T4"> &lt;=&gt; </text:span><text:span text:style-name="T10">f{g(b)} &lt;=&gt;</text:span><text:span text:style-name="T4"> f{[g(</text:span><text:span text:style-name="T8">b</text:span><text:span text:style-name="T4">)] </text:span><text:span text:style-name="T8">true</text:span><text:span text:style-name="T4">}</text:span></text:p>
      <text:p text:style-name="P19"/>
      <text:p text:style-name="P8"><text:span text:style-name="T4"><text:tab/>f : </text:span><text:span text:style-name="T8">A</text:span><text:span text:style-name="T4"> → C</text:span></text:p>
      <text:p text:style-name="P8"><text:span text:style-name="T4"><text:tab/>g : </text:span><text:span text:style-name="T8">B</text:span><text:span text:style-name="T4"> → </text:span><text:span text:style-name="T8">A</text:span><text:span text:style-name="T4"> → bool</text:span></text:p>
      <text:p text:style-name="P10"><text:span text:style-name="T4"><text:tab/>f{} : T</text:span><text:span text:style-name="T1">A</text:span><text:span text:style-name="T4"> → A → C</text:span></text:p>
      <text:p text:style-name="P8"><text:span text:style-name="T4"><text:tab/>f{</text:span><text:span text:style-name="T9">g</text:span><text:span text:style-name="T4">} : </text:span><text:span text:style-name="T8">B</text:span><text:span text:style-name="T4"> → </text:span><text:span text:style-name="T8">A</text:span><text:span text:style-name="T4"> → C</text:span></text:p>
      <text:p text:style-name="P8"><text:span text:style-name="T8"><text:tab/></text:span><text:span text:style-name="T9">f{g}(b) : A → C</text:span></text:p>
      <text:p text:style-name="P20"/>
      <text:p text:style-name="P12"><text:span text:style-name="T9">T</text:span><text:span text:style-name="T4">he function `f{}` is called the universal of `f`.</text:span></text:p>
      <text:p text:style-name="P21"/>
      <text:p text:style-name="P22">When `[g(b)]` is passed to an argument of domain constraint type `T<text:span text:style-name="T1">A</text:span>`, its return type is added as a parameter. This is used to make it agnostic about whether `true` or `false` constrains the type.</text:p>
      <text:p text:style-name="P22"/>
      <text:p text:style-name="P22"><text:tab/>f{}([g])(b)(true) &lt;=&gt; f{}([g(b)])(true) &lt;=&gt; f{}([g(b)] true) &lt;=&gt; f{[g(b)] true}</text:p>
      <text:p text:style-name="P22"/>
      <text:p text:style-name="P24">The arguments added are appended after the other domain constraint type arguments plus previously appended arguments, but before normal arguments.</text:p>
      <text:p text:style-name="P24"/>
      <text:p text:style-name="P24"><text:tab/>add : nat → nat → nat</text:p>
      <text:p text:style-name="P24"><text:tab/>add{} : T<text:span text:style-name="T1">nat</text:span> → T<text:span text:style-name="T1">nat</text:span> → nat → nat → nat</text:p>
      <text:p text:style-name="P24"><text:tab/>add{[even]} : T<text:span text:style-name="T1">nat</text:span> → bool → nat → nat → nat</text:p>
      <text:p text:style-name="P24"><text:tab/>add{[even], [even]} : bool → bool → nat → nat → nat</text:p>
      <text:p text:style-name="P24"/>
      <text:p text:style-name="P24">The first `bool` in the last function above refers to the first constraint, and the second `bool` refers to the second constra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4:47:55.995900000</meta:creation-date>
    <dc:date>2017-06-23T15:02:14.023068000</dc:date>
    <meta:editing-duration>PT13M20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0" meta:word-count="473" meta:character-count="2408" meta:non-whitespace-character-count="1949"/>
  </office:meta>
</office:document-meta>
</file>